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8f52"/>
    </style:style>
    <style:style style:name="P2" style:family="paragraph" style:parent-style-name="Standard">
      <style:text-properties officeooo:rsid="001e0124" officeooo:paragraph-rsid="001e0124"/>
    </style:style>
    <style:style style:name="P3" style:family="paragraph" style:parent-style-name="Standard">
      <style:text-properties officeooo:rsid="002148cd" officeooo:paragraph-rsid="002148cd"/>
    </style:style>
    <style:style style:name="P4" style:family="paragraph" style:parent-style-name="Standard">
      <style:text-properties fo:language="it" fo:country="IT" officeooo:paragraph-rsid="001a8f52"/>
    </style:style>
    <style:style style:name="P5" style:family="paragraph" style:parent-style-name="Standard">
      <style:text-properties fo:language="it" fo:country="IT" officeooo:rsid="002148cd" officeooo:paragraph-rsid="002148cd"/>
    </style:style>
    <style:style style:name="P6" style:family="paragraph" style:parent-style-name="Standard">
      <style:text-properties fo:language="it" fo:country="IT" officeooo:rsid="001c874d" officeooo:paragraph-rsid="001c874d"/>
    </style:style>
    <style:style style:name="P7" style:family="paragraph" style:parent-style-name="Standard">
      <style:text-properties officeooo:paragraph-rsid="001e0124"/>
    </style:style>
    <style:style style:name="T1" style:family="text">
      <style:text-properties officeooo:rsid="0018c1e0"/>
    </style:style>
    <style:style style:name="T2" style:family="text">
      <style:text-properties officeooo:rsid="001a8f52"/>
    </style:style>
    <style:style style:name="T3" style:family="text">
      <style:text-properties officeooo:rsid="001b2536"/>
    </style:style>
    <style:style style:name="T4" style:family="text">
      <style:text-properties officeooo:rsid="001e0124"/>
    </style:style>
    <style:style style:name="T5" style:family="text">
      <style:text-properties officeooo:rsid="001fdd42"/>
    </style:style>
    <style:style style:name="T6" style:family="text">
      <style:text-properties officeooo:rsid="00216b92"/>
    </style:style>
    <style:style style:name="T7" style:family="text">
      <style:text-properties fo:language="it" fo:country="IT" officeooo:rsid="001e012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Java è un linguaggio di programmazione </text:span>procedurale <text:span text:style-name="T2">e </text:span><text:span text:style-name="T1">orientato agli oggetti. </text:span>Java è progettato per essere semplice, robusto, sicuro e portabile. viene compilato in bytecode.</text:p>
      <text:p text:style-name="P4">gestione della memoria automatizzato tramite il garbage collector, che gestisce la memoria dinamica e riduce il rischio di perdite di memoria </text:p>
      <text:p text:style-name="P1"/>
      <text:p text:style-name="P1">offre un'ampia gamma di funzionalità predefinite, come la gestione dei file, il networking, la gestione delle interfacce grafiche utente (GUI), il supporto per database <text:span text:style-name="T3">co</text:span><text:span text:style-name="T5">n</text:span><text:span text:style-name="T3"> il</text:span> framework e strumenti, come Spring, Hibernate, e Maven, facilita<text:span text:style-name="T5">no</text:span> lo sviluppo di applicazioni complesse.</text:p>
      <text:p text:style-name="P1"/>
      <text:p text:style-name="P6">Un macchina virtuale e un ambiento software che simula completamento il comportamento di un computer fisico, detta un altra parole , e un computer all’interno di altro computer. Un vm ha la sua momeria, un os, la sua rete. <text:span text:style-name="T4">Quindi questo significa che può andare all’ese</text:span><text:span text:style-name="T6">guire</text:span><text:span text:style-name="T4"> un qualsiasi programma che puo eseguire un computer.</text:span></text:p>
      <text:p text:style-name="P7"><text:span text:style-name="T4">Funzioana grazie hypervisor. <text:s/>È un software molto potete in grado di gestire diversi mv. Si occupa di distribuire hardware al diverse vm. Si puo esguire diversi os su mv. Il vm puo essere duplicati sui diversi software, se un mv è danegiato basta eleminarlo senza </text:span><text:span text:style-name="T7">compromettere</text:span><text:span text:style-name="T4"> il </text:span><text:span text:style-name="T6">computer software</text:span><text:span text:style-name="T4"> </text:span><text:span text:style-name="T7">generale</text:span></text:p>
      <text:p text:style-name="P2"/>
      <text:p text:style-name="P2"/>
      <text:p text:style-name="P2"/>
      <text:p text:style-name="P3">DATA ENGERING</text:p>
      <text:p text:style-name="P3"/>
      <text:p text:style-name="P5">BID DATA: <text:span text:style-name="T6">il processo di raccolta di grandi quantità di dati comples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14:55:52.222500534</meta:creation-date>
    <meta:editing-duration>PT32M40S</meta:editing-duration>
    <meta:editing-cycles>5</meta:editing-cycles>
    <meta:generator>LibreOffice/6.4.7.2$Linux_X86_64 LibreOffice_project/40$Build-2</meta:generator>
    <dc:date>2024-10-22T19:38:40.843189045</dc:date>
    <meta:document-statistic meta:table-count="0" meta:image-count="0" meta:object-count="0" meta:page-count="1" meta:paragraph-count="7" meta:word-count="204" meta:character-count="1313" meta:non-whitespace-character-count="1114"/>
  </office:meta>
</office:document-meta>
</file>